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56B870E6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adornments="Book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in-height="3.25cm" loext:decorative="false"/>
      <style:paragraph-properties style:writing-mode="lr-tb"/>
    </style:style>
    <style:style style:name="gr3" style:family="graphic" style:parent-style-name="objectwithoutfill">
      <style:graphic-properties draw:stroke="solid" svg:stroke-color="#c40062" draw:marker-end="Arrowheads_20_1" draw:marker-end-width="0.3cm" draw:fill="none" draw:textarea-vertical-align="middle" loext:decorative="fals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45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996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in-height="1.25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in-height="1.805cm" loext:decorative="false"/>
      <style:paragraph-properties style:writing-mode="lr-tb"/>
    </style:style>
    <style:style style:name="pr1" style:family="presentation" style:parent-style-name="Default-title">
      <style:graphic-properties draw:auto-grow-height="false" fo:min-height="17.5cm" loext:decorative="false"/>
      <style:paragraph-properties style:writing-mode="lr-tb"/>
    </style:style>
    <style:style style:name="pr2" style:family="presentation" style:parent-style-name="Default-outline1">
      <style:graphic-properties fo:min-height="16.25cm" fo:min-width="25.5cm" loext:decorative="false"/>
      <style:paragraph-properties style:writing-mode="lr-tb"/>
    </style:style>
    <style:style style:name="pr3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Default-title">
      <style:graphic-properties fo:min-height="2cm" loext:decorative="false"/>
      <style:paragraph-properties style:writing-mode="lr-tb"/>
    </style:style>
    <style:style style:name="pr5" style:family="presentation" style:parent-style-name="Default-outline1">
      <style:graphic-properties fo:min-height="16.25cm" loext:decorative="false"/>
      <style:paragraph-properties style:writing-mode="lr-tb"/>
    </style:style>
    <style:style style:name="pr6" style:family="presentation" style:parent-style-name="Default-title">
      <style:graphic-properties draw:auto-grow-height="true" fo:min-height="2cm" loext:decorative="false"/>
      <style:paragraph-properties style:writing-mode="lr-tb"/>
    </style:style>
    <style:style style:name="pr7" style:family="presentation" style:parent-style-name="Default-outline1">
      <style:graphic-properties loext:decorative="false"/>
      <style:paragraph-properties style:writing-mode="lr-tb"/>
    </style:style>
    <style:style style:name="pr8" style:family="presentation" style:parent-style-name="Default-title">
      <style:graphic-properties fo:min-height="3.489cm" loext:decorative="false"/>
      <style:paragraph-properties style:writing-mode="lr-tb"/>
    </style:style>
    <style:style style:name="pr9" style:family="presentation" style:parent-style-name="Default-title">
      <style:graphic-properties fo:min-height="3.689cm" loext:decorative="false"/>
      <style:paragraph-properties style:writing-mode="lr-tb"/>
    </style:style>
    <style:style style:name="pr10" style:family="presentation" style:parent-style-name="Default-title">
      <style:graphic-properties fo:min-height="3.143cm" loext:decorative="false"/>
      <style:paragraph-properties style:writing-mode="lr-tb"/>
    </style:style>
    <style:style style:name="P1" style:family="paragraph">
      <style:paragraph-properties fo:margin-top="0cm" fo:margin-bottom="0cm" fo:line-height="115%"/>
    </style:style>
    <style:style style:name="P2" style:family="paragraph">
      <style:paragraph-properties fo:line-height="115%"/>
    </style:style>
    <style:style style:name="P3" style:family="paragraph">
      <style:paragraph-properties fo:text-align="end"/>
    </style:style>
    <style:style style:name="P4" style:family="paragraph">
      <style:paragraph-properties fo:line-height="100%" fo:text-align="end"/>
      <style:text-properties fo:color="#666666" loext:opacity="100%" fo:font-size="20pt" style:font-size-asian="20pt" style:font-size-complex="20pt"/>
    </style:style>
    <style:style style:name="P5" style:family="paragraph">
      <loext:graphic-properties draw:fill-color="#ffffff"/>
    </style:style>
    <style:style style:name="P6" style:family="paragraph">
      <style:text-properties fo:font-weight="normal" style:font-weight-asian="normal" style:font-weight-complex="normal"/>
    </style:style>
    <style:style style:name="P7" style:family="paragraph">
      <loext:graphic-properties draw:fill="none" draw:fill-color="#ffffff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  <style:paragraph-properties fo:margin-top="0.5cm" fo:margin-bottom="0cm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paragraph-properties fo:margin-left="0cm" fo:margin-right="0cm" fo:margin-top="1cm" fo:margin-bottom="0cm" fo:line-height="115%" fo:text-indent="0cm" loext:tab-stop-distance="0cm">
        <style:tab-stops/>
      </style:paragraph-properties>
      <style:text-properties fo:hyphenate="false" loext:hyphenation-no-caps="false"/>
    </style:style>
    <style:style style:name="P12" style:family="paragraph">
      <style:text-properties fo:font-size="40pt" style:font-size-asian="40pt" style:font-size-complex="40pt"/>
    </style:style>
    <style:style style:name="T1" style:family="text">
      <style:text-properties fo:font-size="44pt" fo:font-weight="bold" style:font-size-asian="44pt" style:font-weight-asian="bold" style:font-size-complex="44pt" style:font-weight-complex="bold"/>
    </style:style>
    <style:style style:name="T2" style:family="text">
      <style:text-properties fo:font-size="28pt" fo:font-weight="bold" style:font-size-asian="28pt" style:font-weight-asian="bold" style:font-size-complex="28pt" style:font-weight-complex="bold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color="#666666" loext:opacity="100%" fo:font-size="20pt" style:font-size-asian="20pt" style:font-size-complex="20pt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c9211e" loext:opacity="100%"/>
    </style:style>
    <style:style style:name="T9" style:family="text">
      <style:text-properties fo:color="#bf0041" loext:opacity="100%"/>
    </style:style>
    <style:style style:name="T10" style:family="text">
      <style:text-properties fo:color="#00a933" loext:opacity="100%"/>
    </style:style>
    <style:style style:name="T11" style:family="text">
      <style:text-properties fo:font-size="32pt" style:font-size-asian="42pt" style:font-size-complex="42pt"/>
    </style:style>
    <style:style style:name="T12" style:family="text">
      <style:text-properties fo:font-size="26pt" style:font-size-asian="36pt" style:font-size-complex="36pt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8cm"/>
        <style:text-properties fo:font-family="OpenSymbol" style:font-style-name="Regular" fo:color="#003b76" fo:font-size="45%"/>
      </text:list-level-style-bullet>
      <text:list-level-style-bullet text:level="2" text:bullet-char="●">
        <style:list-level-properties text:space-before="0.6cm" text:min-label-width="0.8cm"/>
        <style:text-properties fo:font-family="OpenSymbol" style:font-style-name="Regular" style:use-window-font-color="true" fo:font-size="45%"/>
      </text:list-level-style-bullet>
      <text:list-level-style-bullet text:level="3" text:bullet-char="●">
        <style:list-level-properties text:space-before="1.2cm" text:min-label-width="0.8cm"/>
        <style:text-properties fo:font-family="OpenSymbol" style:font-style-name="Regular" style:use-window-font-color="true" fo:font-size="45%"/>
      </text:list-level-style-bullet>
      <text:list-level-style-bullet text:level="4" text:bullet-char="●">
        <style:list-level-properties text:space-before="1.8cm" text:min-label-width="0.8cm"/>
        <style:text-properties fo:font-family="OpenSymbol" style:font-style-name="Regular" style:use-window-font-color="true" fo:font-size="45%"/>
      </text:list-level-style-bullet>
      <text:list-level-style-bullet text:level="5" text:bullet-char="●">
        <style:list-level-properties text:space-before="2.4cm" text:min-label-width="0.8cm"/>
        <style:text-properties fo:font-family="OpenSymbol" style:font-style-name="Regular" style:use-window-font-color="true" fo:font-size="45%"/>
      </text:list-level-style-bullet>
      <text:list-level-style-bullet text:level="6" text:bullet-char="●">
        <style:list-level-properties text:space-before="3cm" text:min-label-width="0.8cm"/>
        <style:text-properties fo:font-family="OpenSymbol" style:font-style-name="Regular" style:use-window-font-color="true" fo:font-size="45%"/>
      </text:list-level-style-bullet>
      <text:list-level-style-bullet text:level="7" text:bullet-char="●">
        <style:list-level-properties text:space-before="3.6cm" text:min-label-width="0.8cm"/>
        <style:text-properties fo:font-family="OpenSymbol" style:font-style-name="Regular" style:use-window-font-color="true" fo:font-size="45%"/>
      </text:list-level-style-bullet>
      <text:list-level-style-bullet text:level="8" text:bullet-char="●">
        <style:list-level-properties text:space-before="4.2cm" text:min-label-width="0.8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8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8cm"/>
        <style:text-properties fo:font-family="OpenSymbol" style:font-style-name="Regular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cm" svg:height="17cm" svg:x="1.5cm" svg:y="0.5cm" presentation:class="title" presentation:user-transformed="true">
          <draw:text-box>
            <text:p text:style-name="P1"><text:span text:style-name="T1">Fundamentos de lógica</text:span><text:span text:style-name="T2"><text:line-break/></text:span><text:span text:style-name="T3"><text:line-break/></text:span><text:span text:style-name="T3">Eduardo Furlan Miranda</text:span><text:span text:style-name="T3"><text:line-break/></text:span><text:span text:style-name="T4">2024-08-01</text:span></text:p>
          </draw:text-box>
        </draw:frame>
        <draw:frame presentation:style-name="pr2" draw:text-style-name="P4" draw:layer="layout" svg:width="21cm" svg:height="3.6cm" svg:x="5.5cm" svg:y="16.9cm" presentation:class="outline" presentation:user-transformed="true">
          <draw:text-box>
            <text:p text:style-name="P3"><text:span text:style-name="T5">Baseado em: SCHEFFER, VC; VIEIRA, G; LIMA, TPFS. Lógica Computacional. EDE, 2020. ISBN 978-85-522-1688-9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4" draw:layer="layout" svg:width="26cm" svg:height="2cm" svg:x="1.001cm" svg:y="0.5cm" presentation:class="title" presentation:user-transformed="true">
          <draw:text-box>
            <text:p>Lógica</text:p>
          </draw:text-box>
        </draw:frame>
        <draw:frame presentation:style-name="pr5" draw:layer="layout" svg:width="26.5cm" svg:height="17cm" svg:x="1cm" svg:y="3.5cm" presentation:class="outline">
          <draw:text-box>
            <text:list text:style-name="L2">
              <text:list-item>
                <text:p>Arte de bem pensar</text:p>
              </text:list-item>
              <text:list-item>
                <text:p>Ciência das formas do pensamento</text:p>
              </text:list-item>
              <text:list-item>
                <text:p>Estuda a correção do raciocínio</text:p>
              </text:list-item>
              <text:list-item>
                <text:p>Base para construção de algoritmos</text:p>
              </text:list-item>
              <text:list-item>
                <text:p>Desenvolver e analisar sistemas computacionai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4" draw:layer="layout" svg:width="26cm" svg:height="2cm" svg:x="1.001cm" svg:y="0.5cm" presentation:class="title" presentation:user-transformed="true">
          <draw:text-box>
            <text:p>O estudo da lógica permite</text:p>
          </draw:text-box>
        </draw:frame>
        <draw:frame presentation:style-name="pr5" draw:layer="layout" svg:width="26cm" svg:height="16.5cm" svg:x="1cm" svg:y="4cm" presentation:class="outline" presentation:user-transformed="true">
          <draw:text-box>
            <text:list text:style-name="L2">
              <text:list-item>
                <text:p>Entender como nosso raciocínio lógico é formado</text:p>
              </text:list-item>
              <text:list-item>
                <text:p>Fundamentar nossos argumentos</text:p>
              </text:list-item>
              <text:list-item>
                <text:p>Escrever e registrar de forma organizada</text:p>
              </text:list-item>
              <text:list-item>
                <text:p>Comunicar melhor</text:p>
              </text:list-item>
              <text:list-item>
                <text:p>Fazer conexões entre diversos assuntos</text:p>
              </text:list-item>
              <text:list-item>
                <text:p>Entender melhor o mundo que está a nossa volta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6" draw:text-style-name="P6" draw:layer="layout" svg:width="26.5cm" svg:height="2cm" svg:x="1cm" svg:y="0.5cm" presentation:class="title">
          <draw:text-box>
            <text:p><text:span text:style-name="T6">Termos</text:span></text:p>
          </draw:text-box>
        </draw:frame>
        <draw:frame presentation:style-name="pr5" draw:layer="layout" svg:width="26.5cm" svg:height="17cm" svg:x="1cm" svg:y="3.5cm" presentation:class="outline">
          <draw:text-box>
            <text:list text:style-name="L2">
              <text:list-item>
                <text:p><text:span text:style-name="T7">Proposição</text:span>: um enunciado, uma frase declarativa</text:p>
              </text:list-item>
              <text:list-item>
                <text:p><text:span text:style-name="T7">Premissas</text:span>: proposições que são utilizadas como base para um raciocínio</text:p>
              </text:list-item>
              <text:list-item>
                <text:p><text:span text:style-name="T7">Argumento</text:span>: conjunto de enunciados que se relacionam uns com os outros</text:p>
              </text:list-item>
              <text:list-item>
                <text:p><text:span text:style-name="T7">Silogismo</text:span>: um raciocínio dedutivo</text:p>
                <text:list>
                  <text:list-item>
                    <text:p>Deduz uma conclusão a partir das premissas</text:p>
                    <text:list>
                      <text:list-item>
                        <text:p>Deduzir = concluir (algo) pelo raciocínio</text:p>
                      </text:list-item>
                    </text:list>
                  </text:list-item>
                </text:list>
              </text:list-item>
              <text:list-item>
                <text:p><text:span text:style-name="T7">Falácia</text:span>: argumentos que logicamente estão incorreto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6" draw:layer="layout" svg:width="26.5cm" svg:height="2cm" svg:x="1cm" svg:y="0.5cm" presentation:class="title">
          <draw:text-box>
            <text:p>Tipos de lógica</text:p>
          </draw:text-box>
        </draw:frame>
        <draw:frame presentation:style-name="pr7" draw:layer="layout" svg:width="26.5cm" svg:height="17cm" svg:x="1cm" svg:y="3.5cm" presentation:class="outline">
          <draw:text-box>
            <text:list text:style-name="L2">
              <text:list-item>
                <text:p>A partir dos vocabulários podemos definir</text:p>
                <text:list>
                  <text:list-item>
                    <text:p>Lógica formal</text:p>
                    <text:list>
                      <text:list-item>
                        <text:p>Analisa e representa a <text:span text:style-name="T8">forma de qualquer argumento</text:span> para que possa ser considerado válido para alguma conclusão</text:p>
                        <text:list>
                          <text:list-item>
                            <text:p>Voltado mais para a lógica do pensamento</text:p>
                          </text:list-item>
                        </text:list>
                      </text:list-item>
                    </text:list>
                  </text:list-item>
                  <text:list-item>
                    <text:p>Lógica transcendental [Immanuel Kant (2015)]</text:p>
                    <text:list>
                      <text:list-item>
                        <text:p>Estuda a <text:span text:style-name="T8">origem dos conceitos</text:span> a priori</text:p>
                      </text:list-item>
                      <text:list-item>
                        <text:p>Se concentra nos conceitos que se referem aos objetos não apenas como dados, mas como pensados</text:p>
                        <text:list>
                          <text:list-item>
                            <text:p>Enquanto a lógica tradicional investiga a forma do entendimento, a lógica transcendental estuda seu conteúdo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4" draw:layer="layout" svg:width="26cm" svg:height="2cm" svg:x="1.001cm" svg:y="0.5cm" presentation:class="title" presentation:user-transformed="true">
          <draw:text-box>
            <text:p>Lógica formal</text:p>
          </draw:text-box>
        </draw:frame>
        <draw:frame presentation:style-name="pr7" draw:layer="layout" svg:width="26cm" svg:height="16.5cm" svg:x="1cm" svg:y="4cm" presentation:class="outline" presentation:user-transformed="true">
          <draw:text-box>
            <text:list text:style-name="L2">
              <text:list-item>
                <text:p>Lida com as <text:span text:style-name="T8">relações entre premissas e as conclusões</text:span> que se chegam a partir das premissas</text:p>
                <text:list>
                  <text:list-item>
                    <text:p>Independentemente se a premissa é verdadeira ou falsa</text:p>
                  </text:list-item>
                </text:list>
              </text:list-item>
              <text:list-item>
                <text:p>Busca uma harmonia de raciocínio utilizando-se de argumentos para se desenvolver um raciocínio</text:p>
                <text:list>
                  <text:list-item>
                    <text:p>Bem como traz regras a fim de que um raciocínio encadeado corretamente possibilite conclusões verdadeira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6" draw:layer="layout" svg:width="26.5cm" svg:height="2cm" svg:x="1cm" svg:y="0.5cm" presentation:class="title">
          <draw:text-box>
            <text:p>Proposição</text:p>
          </draw:text-box>
        </draw:frame>
        <draw:frame presentation:style-name="pr5" draw:layer="layout" svg:width="26.5cm" svg:height="17cm" svg:x="1cm" svg:y="3.5cm" presentation:class="outline">
          <draw:text-box>
            <text:list text:style-name="L2">
              <text:list-item>
                <text:p>Pensamento em forma de frase declarativa</text:p>
              </text:list-item>
              <text:list-item>
                <text:p>Pode ser verdadeira ou falsa</text:p>
              </text:list-item>
              <text:list-item>
                <text:p>A lógica não permite concluir se uma proposição ou afirmação é verdadeira ou falsa,</text:p>
                <text:list>
                  <text:list-item>
                    <text:p>apenas garante que, com base em premissas verdadeiras,</text:p>
                    <text:list>
                      <text:list-item>
                        <text:p><text:s/>seja possível chegar a conclusões verdadeira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6" draw:layer="layout" svg:width="26.5cm" svg:height="2cm" svg:x="1cm" svg:y="0.5cm" presentation:class="title">
          <draw:text-box>
            <text:p>Premissas</text:p>
          </draw:text-box>
        </draw:frame>
        <draw:frame presentation:style-name="pr5" draw:layer="layout" svg:width="26.5cm" svg:height="17cm" svg:x="1cm" svg:y="3.5cm" presentation:class="outline">
          <draw:text-box>
            <text:list text:style-name="L2">
              <text:list-item>
                <text:p>Podem ser verdadeiras ou falsas</text:p>
              </text:list-item>
              <text:list-item>
                <text:p>Se afirmamos que o céu está claro e sem nuvens</text:p>
                <text:list>
                  <text:list-item>
                    <text:p>Podemos olhar pela janela e concluir se a afirmação é verdadeira ou falsa</text:p>
                    <text:list>
                      <text:list-item>
                        <text:p>Se estiver chovendo, diremos que a afirmação é falsa</text:p>
                      </text:list-item>
                    </text:list>
                  </text:list-item>
                </text:list>
              </text:list-item>
              <text:list-item>
                <text:p>Por outro lado, um argumento pode ser válido ou inválido</text:p>
              </text:list-item>
            </text:list>
          </draw:text-box>
        </draw:frame>
        <draw:frame draw:style-name="gr2" draw:text-style-name="P7" draw:layer="layout" svg:width="7cm" svg:height="3.5cm" svg:x="12cm" svg:y="14.5cm">
          <draw:text-box>
            <text:p>conjunto de enunciados</text:p>
          </draw:text-box>
        </draw:frame>
        <draw:line draw:style-name="gr3" draw:text-style-name="P8" draw:layer="layout" svg:x1="12cm" svg:y1="14.5cm" svg:x2="11.5cm" svg:y2="13cm">
          <text:p/>
        </draw:lin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6" draw:layer="layout" svg:width="26.5cm" svg:height="2cm" svg:x="1cm" svg:y="0.5cm" presentation:class="title">
          <draw:text-box>
            <text:p>Inferência</text:p>
          </draw:text-box>
        </draw:frame>
        <draw:frame presentation:style-name="pr5" draw:layer="layout" svg:width="26.5cm" svg:height="17cm" svg:x="1cm" svg:y="3.5cm" presentation:class="outline">
          <draw:text-box>
            <text:list text:style-name="L2">
              <text:list-item>
                <text:p>Processo que permite chegar a conclusões,</text:p>
                <text:list>
                  <text:list-item>
                    <text:p>a partir de premissas,</text:p>
                  </text:list-item>
                  <text:list-item>
                    <text:p>constituindo a argumentação lógica perfeita</text:p>
                  </text:list-item>
                </text:list>
              </text:list-item>
              <text:list-item>
                <text:p>Pode ser de dois tipos</text:p>
                <text:list>
                  <text:list-item>
                    <text:p>Indutiva</text:p>
                  </text:list-item>
                  <text:list-item>
                    <text:p>Dedutiva</text:p>
                  </text:list-item>
                </text:list>
              </text:list-item>
              <text:list-item>
                <text:p>Uma inferência inválida é chamada falácia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6" draw:layer="layout" svg:width="26.5cm" svg:height="2cm" svg:x="1cm" svg:y="0.5cm" presentation:class="title">
          <draw:text-box>
            <text:p>Exemplos</text:p>
          </draw:text-box>
        </draw:frame>
        <draw:frame presentation:style-name="pr5" draw:layer="layout" svg:width="26.5cm" svg:height="17cm" svg:x="1cm" svg:y="3.5cm" presentation:class="outline">
          <draw:text-box>
            <text:list text:style-name="L2">
              <text:list-item>
                <text:list>
                  <text:list-item>
                    <text:p>Todos os homens são mortais</text:p>
                  </text:list-item>
                  <text:list-item>
                    <text:p>Elias é homem</text:p>
                  </text:list-item>
                </text:list>
              </text:list-item>
              <text:list-item>
                <text:p>Logo, Elias é mortal<text:line-break/><text:line-break/><text:line-break/></text:p>
                <text:list>
                  <text:list-item>
                    <text:p>Toda novela conta histórias sobre o dia a dia das pessoas</text:p>
                  </text:list-item>
                  <text:list-item>
                    <text:p>Roque Santeiro é uma novela</text:p>
                  </text:list-item>
                </text:list>
              </text:list-item>
              <text:list-item>
                <text:p>Logo, Roque Santeiro conta histórias sobre a vida das pessoas</text:p>
              </text:list-item>
            </text:list>
          </draw:text-box>
        </draw:frame>
        <draw:frame draw:style-name="gr4" draw:text-style-name="P9" draw:layer="layout" svg:width="5.8cm" svg:height="1.7cm" svg:x="17.7cm" svg:y="4.3cm">
          <draw:text-box>
            <text:p>Premissas</text:p>
          </draw:text-box>
        </draw:frame>
        <draw:frame draw:style-name="gr5" draw:text-style-name="P9" draw:layer="layout" svg:width="6.2cm" svg:height="1.246cm" svg:x="17.8cm" svg:y="7cm">
          <draw:text-box>
            <text:p>Conclusão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6" draw:layer="layout" svg:width="26.5cm" svg:height="2cm" svg:x="1cm" svg:y="0.5cm" presentation:class="title">
          <draw:text-box>
            <text:p>Lógica formal</text:p>
          </draw:text-box>
        </draw:frame>
        <draw:frame presentation:style-name="pr5" draw:layer="layout" svg:width="26.5cm" svg:height="17cm" svg:x="1cm" svg:y="3.5cm" presentation:class="outline">
          <draw:text-box>
            <text:list text:style-name="L2">
              <text:list-item>
                <text:p>A lógica formal não é suficiente para que se possa alcançar o rigor necessário na análise dos argumentos</text:p>
              </text:list-item>
              <text:list-item>
                <text:p>Para a correta comunicação, é necessário o domínio da língua e de suas regras gramaticais</text:p>
                <text:list>
                  <text:list-item>
                    <text:p>Evitar frases ambíguas que permitem múltiplos entendimentos</text:p>
                  </text:list-item>
                </text:list>
              </text:list-item>
              <text:list-item>
                <text:p>É por isso que foi desenvolvida a <text:span text:style-name="T8">lógica simbólica</text:span>, relacionada à matemática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6" draw:layer="layout" svg:width="26.5cm" svg:height="2cm" svg:x="1cm" svg:y="0.5cm" presentation:class="title">
          <draw:text-box>
            <text:p>Lógica simbólica (matemática)</text:p>
          </draw:text-box>
        </draw:frame>
        <draw:frame presentation:style-name="pr5" draw:layer="layout" svg:width="26.5cm" svg:height="17cm" svg:x="1cm" svg:y="3.5cm" presentation:class="outline">
          <draw:text-box>
            <text:list text:style-name="L2">
              <text:list-item>
                <text:p>Expressa as premissas e suas relações por meio de símbolos matemáticos</text:p>
              </text:list-item>
              <text:list-item>
                <text:p>Usa equações para expressar argumentos</text:p>
              </text:list-item>
              <text:list-item>
                <text:p>Tal linguagem é absolutamente precisa e não dá margem a duplas interpretações</text:p>
              </text:list-item>
              <text:list-item>
                <text:p>Originou a lógica utilizada em computadore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6" draw:layer="layout" svg:width="26.5cm" svg:height="2cm" svg:x="1cm" svg:y="0.5cm" presentation:class="title">
          <draw:text-box>
            <text:p>Lógica transcendental [Kant]</text:p>
          </draw:text-box>
        </draw:frame>
        <draw:frame presentation:style-name="pr5" draw:layer="layout" svg:width="26cm" svg:height="16.5cm" svg:x="1cm" svg:y="4cm" presentation:class="outline" presentation:user-transformed="true">
          <draw:text-box>
            <text:list text:style-name="L2">
              <text:list-item>
                <text:p>O conhecimento humano parte de duas fontes principais</text:p>
                <text:list>
                  <text:list-item>
                    <text:p>Receptividade das impressões por meio de nossos sentidos</text:p>
                  </text:list-item>
                  <text:list-item>
                    <text:p>Faculdade de conhecer um objeto por representações mentais, a partir do pensamento</text:p>
                  </text:list-item>
                </text:list>
              </text:list-item>
              <text:list-item>
                <text:p>Opera a partir das representações, dos conceitos e não das coisas em si</text:p>
              </text:list-item>
              <text:list-item>
                <text:p>Investiga as representações a priori, as categorias, os conceitos puros em relação aos objetos</text:p>
              </text:list-item>
              <text:list-item>
                <text:p>Distingue <text:span text:style-name="T9">Conhecimento Empírico</text:span> e <text:span text:style-name="T10">Conhecimento Puro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6" draw:layer="layout" svg:width="26.5cm" svg:height="2cm" svg:x="1cm" svg:y="0.5cm" presentation:class="title">
          <draw:text-box>
            <text:p>Conhecimentos Empírico/Puro</text:p>
          </draw:text-box>
        </draw:frame>
        <draw:frame presentation:style-name="pr5" draw:layer="layout" svg:width="26.5cm" svg:height="17cm" svg:x="1cm" svg:y="3.5cm" presentation:class="outline">
          <draw:text-box>
            <text:list text:style-name="L2">
              <text:list-item>
                <text:p>Conhecimento Empírico ou conhecimento a posteriori</text:p>
                <text:list>
                  <text:list-item>
                    <text:p>Relacionado ao que é obtido por meio de nossos sentidos,</text:p>
                    <text:list>
                      <text:list-item>
                        <text:p>à observação, à experimentação, com base na presença real de determinado objeto</text:p>
                      </text:list-item>
                    </text:list>
                  </text:list-item>
                </text:list>
              </text:list-item>
              <text:list-item>
                <text:p>Conhecimento Puro, também chamado de conhecimento a priori,</text:p>
                <text:list>
                  <text:list-item>
                    <text:p>é relativo à representação que não se mescla com a sensação,</text:p>
                  </text:list-item>
                  <text:list-item>
                    <text:p>é puramente racional, não depende de nenhuma informação vinda de nossos sentido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6" draw:layer="layout" svg:width="26.5cm" svg:height="2cm" svg:x="1cm" svg:y="0.5cm" presentation:class="title">
          <draw:text-box>
            <text:p>Classificação da lógica</text:p>
          </draw:text-box>
        </draw:frame>
        <draw:frame presentation:style-name="pr5" draw:layer="layout" svg:width="26.5cm" svg:height="17cm" svg:x="1cm" svg:y="3.5cm" presentation:class="outline">
          <draw:text-box>
            <text:list text:style-name="L2">
              <text:list-item>
                <text:p>Indutiva</text:p>
                <text:list>
                  <text:list-item>
                    <text:p>Se preocupa com argumentos que permitem conclusões gerais a partir de casos particulares</text:p>
                  </text:list-item>
                </text:list>
              </text:list-item>
              <text:list-item>
                <text:p>Dedutiva</text:p>
                <text:list>
                  <text:list-item>
                    <text:p>Parte de premissas afirmativas ou leis mais gerais permitindo a obtenção de verdades menos gerais ou particular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8" draw:layer="layout" svg:width="26cm" svg:height="3.489cm" svg:x="1.001cm" svg:y="0.011cm" presentation:class="title" presentation:user-transformed="true">
          <draw:text-box>
            <text:p><text:span text:style-name="T11">Inferência dedutiva ou dedução - exemplo</text:span></text:p>
          </draw:text-box>
        </draw:frame>
        <draw:frame presentation:style-name="pr5" draw:layer="layout" svg:width="26cm" svg:height="15.5cm" svg:x="1cm" svg:y="5cm" presentation:class="outline" presentation:user-transformed="true">
          <draw:text-box>
            <text:list text:style-name="L2">
              <text:list-item>
                <text:list>
                  <text:list-item>
                    <text:p>Todo o analista de sistemas sabe programar</text:p>
                  </text:list-item>
                  <text:list-item>
                    <text:p>Mariana é analista de sistemas</text:p>
                  </text:list-item>
                </text:list>
              </text:list-item>
              <text:list-item>
                <text:p>Portanto, Mariana sabe programar</text:p>
                <text:p><text:line-break/><text:line-break/>Chamamos Silogismo esse tipo de argumentação lógica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6" draw:layer="layout" svg:width="26.5cm" svg:height="2cm" svg:x="1cm" svg:y="0.5cm" presentation:class="title">
          <draw:text-box>
            <text:p>Lógica dedutiva - exemplos</text:p>
          </draw:text-box>
        </draw:frame>
        <draw:frame presentation:style-name="pr5" draw:layer="layout" svg:width="26.5cm" svg:height="17cm" svg:x="1cm" svg:y="3.5cm" presentation:class="outline">
          <draw:text-box>
            <text:list text:style-name="L2">
              <text:list-item>
                <text:list>
                  <text:list-item>
                    <text:p>Todos os brasileiros gostam de praia</text:p>
                  </text:list-item>
                  <text:list-item>
                    <text:p>Antônio é brasileiro</text:p>
                  </text:list-item>
                </text:list>
              </text:list-item>
              <text:list-item>
                <text:p>Portanto, Antônio gosta de praia<text:line-break/><text:line-break/><text:line-break/></text:p>
                <text:list>
                  <text:list-item>
                    <text:p>Todo os jogadores de futebol treinam em academias</text:p>
                  </text:list-item>
                  <text:list-item>
                    <text:p>Paulo é um jogador de futebol</text:p>
                  </text:list-item>
                </text:list>
              </text:list-item>
              <text:list-item>
                <text:p>Então, Paulo treina em uma academia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9" draw:layer="layout" svg:width="26cm" svg:height="3.689cm" svg:x="1.001cm" svg:y="0.011cm" presentation:class="title" presentation:user-transformed="true">
          <draw:text-box>
            <text:p>Inferência indutiva ou indução - exemplo</text:p>
          </draw:text-box>
        </draw:frame>
        <draw:frame presentation:style-name="pr5" draw:layer="layout" svg:width="26cm" svg:height="15.5cm" svg:x="1cm" svg:y="5cm" presentation:class="outline" presentation:user-transformed="true">
          <draw:text-box>
            <text:list text:style-name="L2">
              <text:list-item>
                <text:list>
                  <text:list-item>
                    <text:p>Mariana é analista de sistemas e sabe programar</text:p>
                  </text:list-item>
                  <text:list-item>
                    <text:p>Enzo é analista de sistemas e sabe programar</text:p>
                  </text:list-item>
                  <text:list-item>
                    <text:p>Sabrina é analista de sistemas e sabe programar</text:p>
                  </text:list-item>
                  <text:list-item>
                    <text:p>(...)</text:p>
                  </text:list-item>
                </text:list>
              </text:list-item>
              <text:list-item>
                <text:p>Portanto, todos os analistas de sistemas sabem programar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4" draw:layer="layout" svg:width="26cm" svg:height="2cm" svg:x="1.001cm" svg:y="0.5cm" presentation:class="title" presentation:user-transformed="true">
          <draw:text-box>
            <text:p>Inferência <text:s text:c="2"/><text:span text:style-name="T12"><text:s/>(continuação)</text:span></text:p>
          </draw:text-box>
        </draw:frame>
        <draw:frame presentation:style-name="pr5" draw:layer="layout" svg:width="26.5cm" svg:height="17cm" svg:x="1cm" svg:y="3.5cm" presentation:class="outline">
          <draw:text-box>
            <text:list text:style-name="L2">
              <text:list-item>
                <text:p>Ao consultar dezenas ou centenas de analistas de sistemas, chegamos a uma conclusão geral com relação a eles</text:p>
              </text:list-item>
              <text:list-item>
                <text:p>Um cuidado a ser tomado com a lógica indutiva é que um único contraexemplo é capaz de invalidar todo um raciocínio</text:p>
                <text:list>
                  <text:list-item>
                    <text:p>Ex.: a afirmação é verdade em um local, mas não em outr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presentation:style-name="pr4" draw:layer="layout" svg:width="26cm" svg:height="2cm" svg:x="1.001cm" svg:y="0.5cm" presentation:class="title" presentation:user-transformed="true">
          <draw:text-box>
            <text:p>Exemplos de Lógica Indutiva</text:p>
          </draw:text-box>
        </draw:frame>
        <draw:frame presentation:style-name="pr5" draw:layer="layout" svg:width="26.5cm" svg:height="17cm" svg:x="1cm" svg:y="3.5cm" presentation:class="outline">
          <draw:text-box>
            <text:list text:style-name="L2">
              <text:list-item>
                <text:list>
                  <text:list-item>
                    <text:p>Uma maçã solta no ar cai em direção ao solo</text:p>
                  </text:list-item>
                  <text:list-item>
                    <text:p>Uma caneta solta no ar cai em direção ao solo</text:p>
                  </text:list-item>
                  <text:list-item>
                    <text:p>Um livro solto no ar cai em direção ao solo</text:p>
                  </text:list-item>
                </text:list>
              </text:list-item>
              <text:list-item>
                <text:p>Todos os objetos soltos no ar caem em direção ao solo<text:line-break/><text:line-break/></text:p>
                <text:list>
                  <text:list-item>
                    <text:p>Um ímã atrai um prego de ferro</text:p>
                  </text:list-item>
                  <text:list-item>
                    <text:p>Um ímã atrai limalha de ferro</text:p>
                  </text:list-item>
                  <text:list-item>
                    <text:p>Um ímã atrai argolas de ferro</text:p>
                  </text:list-item>
                </text:list>
              </text:list-item>
              <text:list-item>
                <text:p>Um ímã atrai o elemento ferro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frame presentation:style-name="pr6" draw:layer="layout" svg:width="26.5cm" svg:height="2cm" svg:x="1cm" svg:y="0.5cm" presentation:class="title">
          <draw:text-box>
            <text:p>Lógica clássica / não-clássica</text:p>
          </draw:text-box>
        </draw:frame>
        <draw:frame presentation:style-name="pr5" draw:layer="layout" svg:width="26cm" svg:height="16.5cm" svg:x="1cm" svg:y="4cm" presentation:class="outline" presentation:user-transformed="true">
          <draw:text-box>
            <text:list text:style-name="L2">
              <text:list-item>
                <text:p>Estudamos até esse ponto a lógica clássica</text:p>
              </text:list-item>
              <text:list-item>
                <text:p>A lógica não clássica permite variações, como nos casos em que mais valores <text:span text:style-name="T13">verdade</text:span> podem ser aplicados</text:p>
              </text:list-item>
              <text:list-item>
                <text:p>Ex.: lógica difusa (<text:span text:style-name="T13">fuzzy</text:span>)</text:p>
                <text:list>
                  <text:list-item>
                    <text:list>
                      <text:list-item>
                        <text:p>O valor verdade pode ser qualquer número real entre 0 e 1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office:forms form:automatic-focus="false" form:apply-design-mode="false"/>
        <draw:frame presentation:style-name="pr4" draw:layer="layout" svg:width="26cm" svg:height="2cm" svg:x="1.001cm" svg:y="0.5cm" presentation:class="title" presentation:user-transformed="true">
          <draw:text-box>
            <text:p>Lógica não-clássica</text:p>
          </draw:text-box>
        </draw:frame>
        <draw:frame presentation:style-name="pr5" draw:layer="layout" svg:width="26.5cm" svg:height="17cm" svg:x="1cm" svg:y="3.5cm" presentation:class="outline">
          <draw:text-box>
            <text:list text:style-name="L2">
              <text:list-item>
                <text:p text:style-name="P11">Variações são possíveis com o abandono de alguns princípios da lógica clássica e análise de suas consequências</text:p>
              </text:list-item>
              <text:list-item>
                <text:p text:style-name="P11">Ex.: lógica modal, desenvolvida por Lewis (1912)</text:p>
                <text:list>
                  <text:list-item>
                    <text:p>A proposição pode ser, além de verdadeira ou falsa</text:p>
                    <text:list>
                      <text:list-item>
                        <text:p>Necessária</text:p>
                      </text:list-item>
                      <text:list-item>
                        <text:p>Impossível</text:p>
                      </text:list-item>
                    </text:list>
                  </text:list-item>
                  <text:list-item>
                    <text:p>(necessariamente verdadeira ou necessariamente falsa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office:forms form:automatic-focus="false" form:apply-design-mode="false"/>
        <draw:frame presentation:style-name="pr10" draw:text-style-name="P12" draw:layer="layout" svg:width="26cm" svg:height="3.143cm" svg:x="1.001cm" svg:y="-0.143cm" presentation:class="title" presentation:user-transformed="true">
          <draw:text-box>
            <text:p><text:span text:style-name="T14">Características das lógicas não-clássicas</text:span></text:p>
          </draw:text-box>
        </draw:frame>
        <draw:frame presentation:style-name="pr5" draw:layer="layout" svg:width="26.5cm" svg:height="15cm" svg:x="1cm" svg:y="5.5cm" presentation:class="outline" presentation:user-transformed="true">
          <draw:text-box>
            <text:list text:style-name="L2">
              <text:list-item>
                <text:p>Baseadas em linguagens mais ricas em poder de expressão</text:p>
                <text:list>
                  <text:list-item>
                    <text:p>Ex.: as lógicas modais, que apresentam operadores de necessidade e possibilidade</text:p>
                  </text:list-item>
                </text:list>
              </text:list-item>
              <text:list-item>
                <text:p>Baseadas em princípios distintos</text:p>
                <text:list>
                  <text:list-item>
                    <text:p>Ex.: as lógicas não reflexivas, que negam axiomas da lógica clássica, que não admitem o princípio da identidade</text:p>
                  </text:list-item>
                </text:list>
              </text:list-item>
              <text:list-item>
                <text:p>Admitem semânticas distintas</text:p>
                <text:list>
                  <text:list-item>
                    <text:p>Ex.: as lógicas do tempo, que apresentam operadores temporais específicos para esse tipo de lógica</text:p>
                  </text:list-item>
                </text:list>
              </text:list-item>
            </text:list>
          </draw:text-box>
        </draw:frame>
        <draw:frame draw:style-name="gr6" draw:text-style-name="P7" draw:layer="layout" svg:width="5.5cm" svg:height="1.5cm" svg:x="21cm" svg:y="14cm">
          <draw:text-box>
            <text:p>“A” é “A”</text:p>
          </draw:text-box>
        </draw:frame>
        <draw:frame draw:style-name="gr7" draw:text-style-name="P7" draw:layer="layout" svg:width="18cm" svg:height="2.055cm" svg:x="9cm" svg:y="18.945cm">
          <draw:text-box>
            <text:p>regras e símbolos para lidar com o tempo</text:p>
          </draw:text-box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office:forms form:automatic-focus="false" form:apply-design-mode="false"/>
        <draw:frame presentation:style-name="pr4" draw:layer="layout" svg:width="26cm" svg:height="2cm" svg:x="1.001cm" svg:y="0.5cm" presentation:class="title" presentation:user-transformed="true">
          <draw:text-box>
            <text:p>Raciocínio dedutivo - exemplo</text:p>
          </draw:text-box>
        </draw:frame>
        <draw:frame presentation:style-name="pr5" draw:layer="layout" svg:width="26.5cm" svg:height="17cm" svg:x="1cm" svg:y="3.5cm" presentation:class="outline">
          <draw:text-box>
            <text:list text:style-name="L2">
              <text:list-item>
                <text:list>
                  <text:list-item>
                    <text:p>O cliente sempre adquire os softwares que resolvem seus problemas</text:p>
                  </text:list-item>
                  <text:list-item>
                    <text:p>O software da sua empresa resolve o problema do cliente</text:p>
                  </text:list-item>
                </text:list>
              </text:list-item>
              <text:list-item>
                <text:p>A conclusão natural da dedução, seria:</text:p>
                <text:list>
                  <text:list-item>
                    <text:p>Portanto, o software de sua empresa será adquirid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adornments="Book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1" draw:display-name="Gradient 1" draw:style="linear" draw:start-color="#3465a4" draw:end-color="#ffffff" draw:start-intensity="100%" draw:end-intensity="100%" draw:angle="0deg" draw:border="0%">
      <loext:gradient-stop svg:offset="0" loext:color-type="rgb" loext:color-value="#3465a4"/>
      <loext:gradient-stop svg:offset="1" loext:color-type="rgb" loext:color-value="#ffffff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56B870E6.png" xlink:type="simple" xlink:show="embed" xlink:actuate="onLoad"/>
    <draw:marker draw:name="Arrow" svg:viewBox="0 0 20 30" svg:d="M10 0l-10 30h20z"/>
    <draw:marker draw:name="Arrowheads_20_1" draw:display-name="Arrowheads 1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1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none" draw:stroke-dash="Dash_20_Dot_20_4" svg:stroke-width="0cm" svg:stroke-color="#3465a4" draw:marker-start-width="0.2cm" draw:marker-start-center="false" draw:marker-end-width="0.2cm" draw:marker-end-center="false" draw:fill="none" draw:fill-color="#729fcf" loext:fill-use-slide-background="false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c40062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22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color="#e40072" draw:fill="none" draw:fill-gradient-name="Gradient_20_1" draw:fill-hatch-name="Red_20_90_20_Degrees_20_Crossed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DejaVu Sans" fo:font-family="'DejaVu Sans'" style:font-style-name="Book" style:font-family-generic="swiss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DejaVu Sans" fo:font-family="'DejaVu Sans'" style:font-style-name="Book" style:font-family-generic="swiss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fill="solid" draw:fill-color="#729fcf" draw:textarea-horizontal-align="justify" draw:shadow="hidden" draw:shadow-offset-x="0.2cm" draw:shadow-offset-y="0.2cm" draw:shadow-color="#808080">
        <text:list-style style:name="Default-backgroundobjects">
          <text:list-level-style-bullet text:level="1" text:bullet-char="●">
            <style:list-level-properties text:min-label-width="0.55cm"/>
            <style:text-properties fo:font-family="OpenSymbol" style:font-style-name="Regular" fo:color="#003b76" fo:font-size="45%"/>
          </text:list-level-style-bullet>
          <text:list-level-style-bullet text:level="2" text:bullet-char="●">
            <style:list-level-properties text:space-before="0.6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3" text:bullet-char="●">
            <style:list-level-properties text:space-before="1.2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4" text:bullet-char="●">
            <style:list-level-properties text:space-before="1.8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5" text:bullet-char="●">
            <style:list-level-properties text:space-before="2.4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6" text:bullet-char="●">
            <style:list-level-properties text:space-before="3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7" text:bullet-char="●">
            <style:list-level-properties text:space-before="3.6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8" text:bullet-char="●">
            <style:list-level-properties text:space-before="4.2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9" text:bullet-char="●">
            <style:list-level-properties text:space-before="4.8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10" text:bullet-char="●">
            <style:list-level-properties text:space-before="5.4cm" text:min-label-width="0.55cm"/>
            <style:text-properties fo:font-family="OpenSymbol" style:font-style-name="Regular" style:use-window-font-color="true" fo:font-size="45%"/>
          </text:list-level-style-bullet>
        </text:list-style>
      </style:graphic-properties>
      <style:text-properties style:font-name="DejaVu Sans" fo:font-family="'DejaVu Sans'" style:font-style-name="Book" style:font-family-generic="swiss" style:font-pitch="variable" style:letter-kerning="true" fo:hyphenate="false" loext:hyphenation-no-caps="false" loext:hyphenation-no-last-word="fals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style-name="Book" style:font-family-generic="swiss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min-label-width="0.8cm"/>
            <style:text-properties fo:font-family="OpenSymbol" style:font-style-name="Regular" fo:color="#003b76" fo:font-size="45%"/>
          </text:list-level-style-bullet>
          <text:list-level-style-bullet text:level="2" text:bullet-char="●">
            <style:list-level-properties text:space-before="0.6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3" text:bullet-char="●">
            <style:list-level-properties text:space-before="1.2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4" text:bullet-char="●">
            <style:list-level-properties text:space-before="1.8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5" text:bullet-char="●">
            <style:list-level-properties text:space-before="2.4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6" text:bullet-char="●">
            <style:list-level-properties text:space-before="3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7" text:bullet-char="●">
            <style:list-level-properties text:space-before="3.6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8" text:bullet-char="●">
            <style:list-level-properties text:space-before="4.2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9" text:bullet-char="●">
            <style:list-level-properties text:space-before="4.8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10" text:bullet-char="●">
            <style:list-level-properties text:space-before="5.4cm" text:min-label-width="0.8cm"/>
            <style:text-properties fo:font-family="OpenSymbol" style:font-style-name="Regular" style:use-window-font-color="true" fo:font-size="45%"/>
          </text:list-level-style-bullet>
        </text:list-style>
      </style:graphic-properties>
      <style:paragraph-properties fo:margin-left="0cm" fo:margin-right="0cm" fo:margin-top="1cm" fo:margin-bottom="0cm" fo:line-height="115%" fo:text-indent="0cm" loext:tab-stop-distance="0cm">
        <style:tab-stops/>
      </style:paragraph-properties>
      <style:text-properties fo:font-variant="normal" fo:text-transform="none" fo:color="#003b76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2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 loext:hyphenation-no-caps="false" loext:hyphenation-no-last-word="false"/>
    </style:style>
    <style:style style:name="Default-outline2" style:family="presentation" style:parent-style-name="Default-outline1">
      <style:paragraph-properties fo:margin-left="0cm" fo:margin-right="0cm" fo:margin-top="0.5cm" fo:margin-bottom="0cm" fo:text-indent="0cm"/>
      <style:text-properties fo:color="#000000" loext:opacity="100%" fo:font-size="22pt" style:font-size-asian="28pt" style:font-size-complex="28pt" fo:hyphenate="false" loext:hyphenation-no-caps="false" loext:hyphenation-no-last-word="false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color="#3b7600" loext:opacity="100%" fo:font-size="20pt" style:font-size-asian="24pt" style:font-size-complex="24pt" fo:hyphenate="false" loext:hyphenation-no-caps="false" loext:hyphenation-no-last-word="false"/>
    </style:style>
    <style:style style:name="Default-outline4" style:family="presentation" style:parent-style-name="Default-outline3">
      <style:paragraph-properties fo:margin-left="0cm" fo:margin-right="0cm" fo:margin-top="0.3cm" fo:margin-bottom="0cm" fo:text-indent="0cm"/>
      <style:text-properties fo:color="#c46200" loext:opacity="100%" fo:font-size="20pt" style:font-size-asian="20pt" style:font-size-complex="20pt" fo:hyphenate="false" loext:hyphenation-no-caps="false" loext:hyphenation-no-last-word="false"/>
    </style:style>
    <style:style style:name="Default-outline5" style:family="presentation" style:parent-style-name="Default-outline4">
      <style:paragraph-properties fo:margin-left="0cm" fo:margin-right="0cm" fo:margin-top="0.3cm" fo:margin-bottom="0cm" fo:text-indent="0cm"/>
      <style:text-properties fo:color="#9c009c" loext:opacity="100%" fo:font-size="20pt" style:font-size-asian="20pt" style:font-size-complex="20pt" fo:hyphenate="false" loext:hyphenation-no-caps="false" loext:hyphenation-no-last-word="false"/>
    </style:style>
    <style:style style:name="Default-outline6" style:family="presentation" style:parent-style-name="Default-outline5">
      <style:paragraph-properties fo:margin-left="0cm" fo:margin-right="0cm" fo:margin-top="0.3cm" fo:margin-bottom="0cm" fo:text-indent="0cm"/>
      <style:text-properties fo:color="#9c9c00" loext:opacity="100%" fo:font-size="20pt" style:font-size-asian="20pt" style:font-size-complex="20pt" fo:hyphenate="false" loext:hyphenation-no-caps="false" loext:hyphenation-no-last-word="false"/>
    </style:style>
    <style:style style:name="Default-outline7" style:family="presentation" style:parent-style-name="Default-outline6">
      <style:paragraph-properties fo:margin-left="0cm" fo:margin-right="0cm" fo:margin-top="0.3cm" fo:margin-bottom="0cm" fo:text-indent="0cm"/>
      <style:text-properties fo:color="#00dc00" loext:opacity="100%" fo:font-size="20pt" style:font-size-asian="20pt" style:font-size-complex="20pt" fo:hyphenate="false" loext:hyphenation-no-caps="false" loext:hyphenation-no-last-word="false"/>
    </style:style>
    <style:style style:name="Default-outline8" style:family="presentation" style:parent-style-name="Default-outline7">
      <style:paragraph-properties fo:margin-left="0cm" fo:margin-right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style-name="Book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40062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36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title">
      <style:graphic-properties draw:auto-grow-height="false" fo:min-height="3.507cm" loext:decorative="false"/>
      <style:paragraph-properties style:writing-mode="lr-tb"/>
    </style:style>
    <style:style style:name="Mpr2" style:family="presentation" style:parent-style-name="Default-outline1" style:list-style-name="ML3">
      <style:graphic-properties fo:min-height="9.13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text-properties fo:hyphenate="false" loext:hyphenation-no-caps="false" loext:hyphenation-no-last-word="false"/>
    </style:style>
    <style:style style:name="MP6" style:family="paragraph">
      <style:paragraph-properties fo:text-align="end"/>
      <style:text-properties fo:color="#666666" loext:opacity="100%" fo:font-size="22pt" style:font-size-asian="14pt" style:font-size-complex="14pt"/>
    </style:style>
    <style:style style:name="MP7" style:family="paragraph">
      <loext:graphic-properties draw:fill="none" draw:fill-color="#ffffff"/>
      <style:paragraph-properties fo:text-align="end"/>
      <style:text-properties fo:color="#666666" loext:opacity="100%" fo:font-size="22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666666" loext:opacity="100%" fo:font-size="22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8cm"/>
        <style:text-properties fo:font-family="OpenSymbol" style:font-style-name="Regular" fo:color="#003b76" fo:font-size="45%"/>
      </text:list-level-style-bullet>
      <text:list-level-style-bullet text:level="2" text:bullet-char="●">
        <style:list-level-properties text:space-before="0.6cm" text:min-label-width="0.8cm"/>
        <style:text-properties fo:font-family="OpenSymbol" style:font-style-name="Regular" style:use-window-font-color="true" fo:font-size="45%"/>
      </text:list-level-style-bullet>
      <text:list-level-style-bullet text:level="3" text:bullet-char="●">
        <style:list-level-properties text:space-before="1.2cm" text:min-label-width="0.8cm"/>
        <style:text-properties fo:font-family="OpenSymbol" style:font-style-name="Regular" style:use-window-font-color="true" fo:font-size="45%"/>
      </text:list-level-style-bullet>
      <text:list-level-style-bullet text:level="4" text:bullet-char="●">
        <style:list-level-properties text:space-before="1.8cm" text:min-label-width="0.8cm"/>
        <style:text-properties fo:font-family="OpenSymbol" style:font-style-name="Regular" style:use-window-font-color="true" fo:font-size="45%"/>
      </text:list-level-style-bullet>
      <text:list-level-style-bullet text:level="5" text:bullet-char="●">
        <style:list-level-properties text:space-before="2.4cm" text:min-label-width="0.8cm"/>
        <style:text-properties fo:font-family="OpenSymbol" style:font-style-name="Regular" style:use-window-font-color="true" fo:font-size="45%"/>
      </text:list-level-style-bullet>
      <text:list-level-style-bullet text:level="6" text:bullet-char="●">
        <style:list-level-properties text:space-before="3cm" text:min-label-width="0.8cm"/>
        <style:text-properties fo:font-family="OpenSymbol" style:font-style-name="Regular" style:use-window-font-color="true" fo:font-size="45%"/>
      </text:list-level-style-bullet>
      <text:list-level-style-bullet text:level="7" text:bullet-char="●">
        <style:list-level-properties text:space-before="3.6cm" text:min-label-width="0.8cm"/>
        <style:text-properties fo:font-family="OpenSymbol" style:font-style-name="Regular" style:use-window-font-color="true" fo:font-size="45%"/>
      </text:list-level-style-bullet>
      <text:list-level-style-bullet text:level="8" text:bullet-char="●">
        <style:list-level-properties text:space-before="4.2cm" text:min-label-width="0.8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8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8cm"/>
        <style:text-properties fo:font-family="OpenSymbol" style:font-style-name="Regular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55cm"/>
        <style:text-properties fo:font-family="OpenSymbol" style:font-style-name="Regular" fo:color="#003b76" fo:font-size="45%"/>
      </text:list-level-style-bullet>
      <text:list-level-style-bullet text:level="2" text:bullet-char="●">
        <style:list-level-properties text:space-before="0.6cm" text:min-label-width="0.55cm"/>
        <style:text-properties fo:font-family="OpenSymbol" style:font-style-name="Regular" style:use-window-font-color="true" fo:font-size="45%"/>
      </text:list-level-style-bullet>
      <text:list-level-style-bullet text:level="3" text:bullet-char="●">
        <style:list-level-properties text:space-before="1.2cm" text:min-label-width="0.55cm"/>
        <style:text-properties fo:font-family="OpenSymbol" style:font-style-name="Regular" style:use-window-font-color="true" fo:font-size="45%"/>
      </text:list-level-style-bullet>
      <text:list-level-style-bullet text:level="4" text:bullet-char="●">
        <style:list-level-properties text:space-before="1.8cm" text:min-label-width="0.55cm"/>
        <style:text-properties fo:font-family="OpenSymbol" style:font-style-name="Regular" style:use-window-font-color="true" fo:font-size="45%"/>
      </text:list-level-style-bullet>
      <text:list-level-style-bullet text:level="5" text:bullet-char="●">
        <style:list-level-properties text:space-before="2.4cm" text:min-label-width="0.55cm"/>
        <style:text-properties fo:font-family="OpenSymbol" style:font-style-name="Regular" style:use-window-font-color="true" fo:font-size="45%"/>
      </text:list-level-style-bullet>
      <text:list-level-style-bullet text:level="6" text:bullet-char="●">
        <style:list-level-properties text:space-before="3cm" text:min-label-width="0.55cm"/>
        <style:text-properties fo:font-family="OpenSymbol" style:font-style-name="Regular" style:use-window-font-color="true" fo:font-size="45%"/>
      </text:list-level-style-bullet>
      <text:list-level-style-bullet text:level="7" text:bullet-char="●">
        <style:list-level-properties text:space-before="3.6cm" text:min-label-width="0.55cm"/>
        <style:text-properties fo:font-family="OpenSymbol" style:font-style-name="Regular" style:use-window-font-color="true" fo:font-size="45%"/>
      </text:list-level-style-bullet>
      <text:list-level-style-bullet text:level="8" text:bullet-char="●">
        <style:list-level-properties text:space-before="4.2cm" text:min-label-width="0.55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55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55cm"/>
        <style:text-properties fo:font-family="OpenSymbol" style:font-style-name="Regular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Mpr1" draw:layer="backgroundobjects" svg:width="26.5cm" svg:height="2cm" svg:x="1cm" svg:y="0.5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6.5cm" svg:height="17cm" svg:x="1cm" svg:y="3.5cm" presentation:class="outline">
        <draw:text-box>
          <text:list text:style-name="ML2">
            <text:list-item>
              <text:p text:style-name="MP5">Click to edit the outline text format</text:p>
              <text:list>
                <text:list-item>
                  <text:p text:style-name="MP5">Second Outline Level</text:p>
                  <text:list>
                    <text:list-item>
                      <text:p text:style-name="MP5">Third Outline Level</text:p>
                      <text:list>
                        <text:list-item>
                          <text:p text:style-name="MP5">Fourth Outline Level</text:p>
                          <text:list>
                            <text:list-item>
                              <text:p text:style-name="MP5">Fifth Outline Level</text:p>
                              <text:list>
                                <text:list-item>
                                  <text:p text:style-name="MP5">Sixth Outline Level</text:p>
                                  <text:list>
                                    <text:list-item>
                                      <text:p text:style-name="MP5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7" draw:layer="backgroundobjects" svg:width="6.523cm" svg:height="1.447cm" svg:x="21cm" svg:y="0.25cm" presentation:class="page-number">
        <draw:text-box>
          <text:p text:style-name="MP6"><text:span text:style-name="MT2"><text:page-number>&lt;number&gt;</text:page-number></text:span><text:span text:style-name="MT2">/</text:span><text:span text:style-name="MT2"><text:page-count>24</text:page-count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3T08:02:54.620107731</meta:creation-date>
    <dc:date>2024-08-21T12:48:11.989658669</dc:date>
    <meta:editing-duration>PT5H47M50S</meta:editing-duration>
    <meta:editing-cycles>41</meta:editing-cycles>
    <meta:generator>LibreOffice/24.2.5.2$Linux_X86_64 LibreOffice_project/420$Build-2</meta:generator>
    <meta:print-date>2024-08-17T21:29:34.655855094</meta:print-date>
    <meta:printed-by>PDF files</meta:printed-by>
    <meta:document-statistic meta:object-count="121"/>
  </office:meta>
</office:document-meta>
</file>